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5-12-07T23:50:22.725675300</dc:date>
    <meta:editing-duration>PT4H58M11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" meta:word-count="15" meta:character-count="137" meta:non-whitespace-character-count="125"/>
  </office:meta>
</office:document-meta>
</file>